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zepis</text:p>
          </table:table-cell>
          <table:table-cell office:value-type="string" calcext:value-type="string">
            <text:p>mamy</text:p>
          </table:table-cell>
          <table:table-cell office:value-type="string" calcext:value-type="string">
            <text:p>obliczone</text:p>
          </table:table-cell>
        </table:table-row>
        <table:table-row table:style-name="ro1">
          <table:table-cell office:value-type="string" calcext:value-type="string">
            <text:p>mąka [g]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$C$6]/[.$B$6])*[.B3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iód [ml]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$C$6]/[.$B$6])*[.B4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ukier [szkl]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C$6]/[.$B$6])*[.B5]"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smalec [g]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([.$C$6]/[.$B$6])*[.B6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leko [szkl]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([.$C$6]/[.$B$6])*[.B7]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soda [łyżeczka]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([.$C$6]/[.$B$6])*[.B8]"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jajko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C$6]/[.$B$6])*[.B9]" office:value-type="float" office:value="3.2" calcext:value-type="float">
            <text:p>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3:44:34.606000000</meta:creation-date>
    <dc:date>2020-11-22T20:48:10.066000000</dc:date>
    <meta:editing-duration>PT6H53M25S</meta:editing-duration>
    <meta:editing-cycles>1</meta:editing-cycles>
    <meta:document-statistic meta:table-count="1" meta:cell-count="25" meta:object-count="0"/>
    <meta:generator>LibreOffice/5.2.0.4$Windows_x86 LibreOffice_project/066b007f5ebcc236395c7d282ba488bca6720265</meta:generator>
  </office:meta>
</office:document-meta>
</file>